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cm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ff" draw:fill="solid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weight="normal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normal" style:font-size-asian="22pt" style:font-weight-asian="bold" style:font-size-complex="22pt" style:font-weight-complex="bold"/>
    </style:style>
    <style:style style:name="P3" style:family="paragraph">
      <loext:graphic-properties draw:fill="solid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color="#0000ff" fo:font-size="24pt" style:font-size-asian="24pt" style:font-size-complex="24pt"/>
    </style:style>
    <style:style style:name="P10" style:family="paragraph">
      <loext:graphic-properties draw:fill="none" draw:fill-color="#ffffff"/>
      <style:paragraph-properties style:writing-mode="lr-tb"/>
      <style:text-properties fo:color="#0000ff"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weight-asian="bold" style:font-size-complex="22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ff" fo:font-size="24pt" style:font-size-asian="24pt" style:font-size-complex="24pt"/>
    </style:style>
    <style:style style:name="T6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912cm" svg:height="2.37cm" svg:x="0.508cm" svg:y="-0.06cm">
          <draw:text-box>
            <text:p text:style-name="P1"><text:span text:style-name="T1">Sh</text:span><text:span text:style-name="T1">ort </text:span><text:span text:style-name="T1">rou</text:span><text:span text:style-name="T1">te </text:span><text:span text:style-name="T1">rec</text:span><text:span text:style-name="T1">om</text:span><text:span text:style-name="T1">me</text:span><text:span text:style-name="T1">nde</text:span><text:span text:style-name="T1">d</text:span></text:p>
          </draw:text-box>
        </draw:frame>
        <draw:line draw:style-name="gr2" draw:text-style-name="P3" draw:layer="layout" svg:x1="1.978cm" svg:y1="5.942cm" svg:x2="8.582cm" svg:y2="5.942cm">
          <text:p/>
        </draw:line>
        <draw:line draw:style-name="gr2" draw:text-style-name="P3" draw:layer="layout" svg:x1="1.978cm" svg:y1="5.942cm" svg:x2="1.978cm" svg:y2="3.148cm">
          <text:p/>
        </draw:line>
        <draw:line draw:style-name="gr3" draw:text-style-name="P3" draw:layer="layout" svg:x1="2.894cm" svg:y1="5.942cm" svg:x2="2.894cm" svg:y2="4.164cm">
          <text:p/>
        </draw:line>
        <draw:frame draw:style-name="gr4" draw:text-style-name="P4" draw:layer="layout" svg:width="6.666cm" svg:height="1.673cm" svg:x="1.932cm" svg:y="5.942cm">
          <draw:text-box>
            <text:p><text:span text:style-name="T2">Short <text:s text:c="2"/>Medium <text:s/>Long</text:span></text:p>
          </draw:text-box>
        </draw:frame>
        <draw:frame draw:style-name="gr5" draw:text-style-name="P5" draw:layer="layout" svg:width="3.502cm" svg:height="1.987cm" svg:x="3.356cm" svg:y="6.604cm">
          <draw:text-box>
            <text:p><text:span text:style-name="T3">Route</text:span></text:p>
          </draw:text-box>
        </draw:frame>
        <draw:frame draw:style-name="gr5" draw:text-style-name="P7" draw:layer="layout" svg:width="4.372cm" svg:height="1.987cm" svg:x="0.654cm" svg:y="2.037cm">
          <draw:text-box>
            <text:p text:style-name="P6"><text:span text:style-name="T4">p</text:span><text:span text:style-name="T4">(</text:span><text:span text:style-name="T4">R</text:span><text:span text:style-name="T4">o</text:span><text:span text:style-name="T4">u</text:span><text:span text:style-name="T4">t</text:span><text:span text:style-name="T4">e</text:span><text:span text:style-name="T4">)</text:span></text:p>
          </draw:text-box>
        </draw:frame>
        <draw:frame draw:style-name="gr6" draw:text-style-name="P9" draw:layer="layout" svg:width="2.794cm" svg:height="2.384cm" svg:x="2.286cm" svg:y="3.172cm">
          <draw:text-box>
            <text:p text:style-name="P8"><text:span text:style-name="T5">1.0</text:span></text:p>
          </draw:text-box>
        </draw:frame>
        <draw:frame draw:style-name="gr1" draw:text-style-name="P2" draw:layer="layout" svg:width="6.912cm" svg:height="2.37cm" svg:x="9.108cm" svg:y="-0.059cm">
          <draw:text-box>
            <text:p text:style-name="P1"><text:span text:style-name="T1">Medium route recommended</text:span></text:p>
          </draw:text-box>
        </draw:frame>
        <draw:line draw:style-name="gr2" draw:text-style-name="P3" draw:layer="layout" svg:x1="10.578cm" svg:y1="5.943cm" svg:x2="17.182cm" svg:y2="5.943cm">
          <text:p/>
        </draw:line>
        <draw:line draw:style-name="gr2" draw:text-style-name="P3" draw:layer="layout" svg:x1="10.578cm" svg:y1="5.943cm" svg:x2="10.578cm" svg:y2="3.149cm">
          <text:p/>
        </draw:line>
        <draw:line draw:style-name="gr3" draw:text-style-name="P3" draw:layer="layout" svg:x1="11.894cm" svg:y1="5.943cm" svg:x2="11.894cm" svg:y2="5.334cm">
          <text:p/>
        </draw:line>
        <draw:frame draw:style-name="gr4" draw:text-style-name="P4" draw:layer="layout" svg:width="6.666cm" svg:height="1.673cm" svg:x="10.978cm" svg:y="5.947cm">
          <draw:text-box>
            <text:p><text:span text:style-name="T2">Short <text:s text:c="2"/>Medium <text:s/>Long</text:span></text:p>
          </draw:text-box>
        </draw:frame>
        <draw:frame draw:style-name="gr5" draw:text-style-name="P5" draw:layer="layout" svg:width="3.284cm" svg:height="1.987cm" svg:x="12.156cm" svg:y="6.605cm">
          <draw:text-box>
            <text:p><text:span text:style-name="T3">Route</text:span></text:p>
          </draw:text-box>
        </draw:frame>
        <draw:frame draw:style-name="gr5" draw:text-style-name="P7" draw:layer="layout" svg:width="4.662cm" svg:height="1.987cm" svg:x="9.054cm" svg:y="2.038cm">
          <draw:text-box>
            <text:p text:style-name="P6"><text:span text:style-name="T4">p(</text:span><text:span text:style-name="T4">R</text:span><text:span text:style-name="T4">ou</text:span><text:span text:style-name="T4">te)</text:span></text:p>
          </draw:text-box>
        </draw:frame>
        <draw:frame draw:style-name="gr6" draw:text-style-name="P9" draw:layer="layout" svg:width="3.148cm" svg:height="2.384cm" svg:x="10.568cm" svg:y="4.172cm">
          <draw:text-box>
            <text:p text:style-name="P8"><text:span text:style-name="T5">1.</text:span><text:span text:style-name="T5">0 </text:span><text:span text:style-name="T5">- </text:span><text:span text:style-name="T5">c</text:span></text:p>
          </draw:text-box>
        </draw:frame>
        <draw:line draw:style-name="gr3" draw:text-style-name="P3" draw:layer="layout" svg:x1="13.894cm" svg:y1="5.944cm" svg:x2="13.894cm" svg:y2="4.572cm">
          <text:p/>
        </draw:line>
        <draw:frame draw:style-name="gr6" draw:text-style-name="P10" draw:layer="layout" svg:width="2.794cm" svg:height="2.384cm" svg:x="12.192cm" svg:y="3.556cm">
          <draw:text-box>
            <text:p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5">c</text:span></text:p>
          </draw:text-box>
        </draw:frame>
        <draw:frame draw:style-name="gr1" draw:text-style-name="P2" draw:layer="layout" svg:width="6.912cm" svg:height="2.37cm" svg:x="18.108cm" svg:y="-0.058cm">
          <draw:text-box>
            <text:p text:style-name="P1"><text:span text:style-name="T1">Long route recommended</text:span></text:p>
          </draw:text-box>
        </draw:frame>
        <draw:line draw:style-name="gr2" draw:text-style-name="P3" draw:layer="layout" svg:x1="19.578cm" svg:y1="5.944cm" svg:x2="26.182cm" svg:y2="5.944cm">
          <text:p/>
        </draw:line>
        <draw:line draw:style-name="gr2" draw:text-style-name="P3" draw:layer="layout" svg:x1="19.578cm" svg:y1="5.944cm" svg:x2="19.578cm" svg:y2="3.15cm">
          <text:p/>
        </draw:line>
        <draw:line draw:style-name="gr3" draw:text-style-name="P3" draw:layer="layout" svg:x1="20.494cm" svg:y1="5.944cm" svg:x2="20.494cm" svg:y2="5.335cm">
          <text:p/>
        </draw:line>
        <draw:frame draw:style-name="gr4" draw:text-style-name="P4" draw:layer="layout" svg:width="6.666cm" svg:height="1.673cm" svg:x="19.532cm" svg:y="5.944cm">
          <draw:text-box>
            <text:p><text:span text:style-name="T2">Short <text:s text:c="2"/>Medium <text:s/>Long</text:span></text:p>
          </draw:text-box>
        </draw:frame>
        <draw:frame draw:style-name="gr5" draw:text-style-name="P5" draw:layer="layout" svg:width="3.428cm" svg:height="1.987cm" svg:x="20.956cm" svg:y="6.606cm">
          <draw:text-box>
            <text:p><text:span text:style-name="T3">Route</text:span></text:p>
          </draw:text-box>
        </draw:frame>
        <draw:frame draw:style-name="gr5" draw:text-style-name="P11" draw:layer="layout" svg:width="4.298cm" svg:height="1.987cm" svg:x="18.054cm" svg:y="1.939cm">
          <draw:text-box>
            <text:p><text:span text:style-name="T4">p(Route)</text:span></text:p>
          </draw:text-box>
        </draw:frame>
        <draw:frame draw:style-name="gr6" draw:text-style-name="P9" draw:layer="layout" svg:width="3.8cm" svg:height="2.384cm" svg:x="19.468cm" svg:y="4.173cm">
          <draw:text-box>
            <text:p text:style-name="P8"><text:span text:style-name="T5">1.0 - c</text:span></text:p>
          </draw:text-box>
        </draw:frame>
        <draw:line draw:style-name="gr3" draw:text-style-name="P3" draw:layer="layout" svg:x1="24.094cm" svg:y1="5.945cm" svg:x2="24.094cm" svg:y2="4.573cm">
          <text:p/>
        </draw:line>
        <draw:frame draw:style-name="gr6" draw:text-style-name="P10" draw:layer="layout" svg:width="2.794cm" svg:height="2.384cm" svg:x="22.352cm" svg:y="3.56cm">
          <draw:text-box>
            <text:p><text:span text:style-name="T6"><text:s text:c="7"/></text:span><text:span text:style-name="T5">c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449cm" svg:x="1cm" svg:y="5.048cm"/>
      <draw:page-thumbnail draw:layer="backgroundobjects" svg:width="8.999cm" svg:height="2.449cm" svg:x="1cm" svg:y="13.624cm"/>
      <draw:page-thumbnail draw:layer="backgroundobjects" svg:width="8.999cm" svg:height="2.449cm" svg:x="1cm" svg:y="22.2cm"/>
      <draw:page-thumbnail draw:layer="backgroundobjects" svg:width="8.999cm" svg:height="2.449cm" svg:x="11cm" svg:y="5.048cm"/>
      <draw:page-thumbnail draw:layer="backgroundobjects" svg:width="8.999cm" svg:height="2.449cm" svg:x="11cm" svg:y="13.624cm"/>
      <draw:page-thumbnail draw:layer="backgroundobjects" svg:width="8.999cm" svg:height="2.449cm" svg:x="11cm" svg:y="22.2cm"/>
    </style:handout-master>
    <style:master-page style:name="Default" style:page-layout-name="PM1" draw:style-name="Mdp1">
      <draw:frame presentation:style-name="Default-title" draw:layer="backgroundobjects" svg:width="25.191cm" svg:height="1.696cm" svg:x="1.399cm" svg:y="0.405cm" presentation:class="title" presentation:placeholder="true">
        <draw:text-box/>
      </draw:frame>
      <draw:frame presentation:style-name="Default-outline1" draw:layer="backgroundobjects" svg:width="25.191cm" svg:height="5.892cm" svg:x="1.399cm" svg:y="2.377cm" presentation:class="outline" presentation:placeholder="true">
        <draw:text-box/>
      </draw:frame>
      <draw:frame presentation:style-name="Mpr1" draw:text-style-name="MP2" draw:layer="backgroundobjects" svg:width="6.521cm" svg:height="0.7cm" svg:x="1.399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7cm" svg:x="9.572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7cm" svg:x="20.069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2:04:45.319715486</meta:creation-date>
    <dc:date>2024-03-25T15:03:04.452301545</dc:date>
    <meta:editing-duration>PT6M16S</meta:editing-duration>
    <meta:editing-cycles>4</meta:editing-cycles>
    <meta:generator>LibreOffice/6.4.7.2$Linux_X86_64 LibreOffice_project/40$Build-2</meta:generator>
    <meta:document-statistic meta:object-count="51"/>
  </office:meta>
</office:document-meta>
</file>